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becd" officeooo:paragraph-rsid="0019becd"/>
    </style:style>
    <style:style style:name="P2" style:family="paragraph" style:parent-style-name="Standard">
      <style:paragraph-properties fo:text-align="center" style:justify-single-word="false"/>
      <style:text-properties fo:font-size="22pt" officeooo:rsid="0019becd" officeooo:paragraph-rsid="0019becd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9becd" officeooo:paragraph-rsid="0019bec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becd" officeooo:paragraph-rsid="001ba74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a740" officeooo:paragraph-rsid="001ba74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19becd"/>
    </style:style>
    <style:style style:name="P7" style:family="paragraph" style:parent-style-name="Standard">
      <style:paragraph-properties fo:text-align="start" style:justify-single-word="false"/>
      <style:text-properties officeooo:paragraph-rsid="0019becd"/>
    </style:style>
    <style:style style:name="P8" style:family="paragraph" style:parent-style-name="Standard">
      <style:paragraph-properties fo:text-align="start" style:justify-single-word="false"/>
      <style:text-properties officeooo:paragraph-rsid="001c59e4"/>
    </style:style>
    <style:style style:name="P9" style:family="paragraph" style:parent-style-name="Standard">
      <style:paragraph-properties fo:text-align="start" style:justify-single-word="false"/>
      <style:text-properties fo:font-size="12pt" officeooo:rsid="0019becd" officeooo:paragraph-rsid="0019bec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9becd" officeooo:paragraph-rsid="001c59e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e16d9" officeooo:paragraph-rsid="001e16d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rsid="001e42ea" officeooo:paragraph-rsid="001e42ea"/>
    </style:style>
    <style:style style:name="T1" style:family="text">
      <style:text-properties officeooo:rsid="001ba740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9becd" style:font-size-asian="10.5pt" style:font-size-complex="12pt"/>
    </style:style>
    <style:style style:name="T4" style:family="text">
      <style:text-properties fo:font-size="12pt" officeooo:rsid="001ba740" style:font-size-asian="10.5pt" style:font-size-complex="12pt"/>
    </style:style>
    <style:style style:name="T5" style:family="text">
      <style:text-properties fo:font-size="12pt" officeooo:rsid="001e16d9" style:font-size-asian="10.5pt" style:font-size-complex="12pt"/>
    </style:style>
    <style:style style:name="T6" style:family="text">
      <style:text-properties fo:font-size="12pt" officeooo:rsid="001e42ea" style:font-size-asian="10.5pt" style:font-size-complex="12pt"/>
    </style:style>
    <style:style style:name="T7" style:family="text">
      <style:text-properties officeooo:rsid="001c59e4"/>
    </style:style>
    <style:style style:name="T8" style:family="text">
      <style:text-properties officeooo:rsid="001c6c36"/>
    </style:style>
    <style:style style:name="T9" style:family="text">
      <style:text-properties officeooo:rsid="001e16d9"/>
    </style:style>
    <style:style style:name="T10" style:family="text">
      <style:text-properties officeooo:rsid="001e42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Projet fil rouge Alexandre Geffrier</text:p>
      <text:p text:style-name="P1"><text:line-break/></text:p>
      <text:p text:style-name="P1"/>
      <text:p text:style-name="P1"/>
      <text:p text:style-name="P1"/>
      <text:p text:style-name="P2">site web de l’association « Les Passeurs de Pianos »</text:p>
      <text:p text:style-name="P2"/>
      <text:p text:style-name="P2"/>
      <text:p text:style-name="P6"><text:span text:style-name="T5">L’association « Les Passeurs de Pianos », </text:span><text:span text:style-name="T6">qui fait du recyclage de piano afin de les redistribuer,</text:span><text:span text:style-name="T5"> est en besoin d’un nouveau site web, le précédent étant l</text:span><text:span text:style-name="T6">aiss</text:span><text:span text:style-name="T5">é à l’abandon. Un meeting avec l’équipe a eu lieu et il s’en est dégagé les informations qui vont suivre.<text:line-break/><text:line-break/></text:span><text:span text:style-name="T3">Le site web est avant tout une vitrine de l’association, </text:span><text:span text:style-name="T5">qui lui fait assez défaut aujourd’hui car elle n’a rien a propos</text:span><text:span text:style-name="T6">er</text:span><text:span text:style-name="T5"> lors d’évènement et/ou d’interview</text:span><text:span text:style-name="T3">. Voici ce qu’</text:span><text:span text:style-name="T6">il</text:span><text:span text:style-name="T3"> doit afficher comme informations :</text:span></text:p>
      <text:p text:style-name="P3"/>
      <text:p text:style-name="P4">-C’est quoi ?<text:line-break/>-Les projets<text:line-break/>-Actions importants<text:line-break/>-Presse / Média<text:line-break/>-Contacts / infos / message<text:line-break/>-lien réseaux sociaux<text:line-break/>-Infos importantes</text:p>
      <text:p text:style-name="P4">-<text:span text:style-name="T1">Demande</text:span><text:span text:style-name="T10">s</text:span><text:span text:style-name="T1"> urgente</text:span><text:span text:style-name="T10">s</text:span><text:line-break/>-Présenter l’équipe<text:line-break/>-cagnotte flick</text:p>
      <text:p text:style-name="P3">-<text:span text:style-name="T1">témoignages<text:line-break/>-histoire d’un piano<text:line-break/><text:line-break/></text:span><text:span text:style-name="T8">Le site devra être</text:span><text:span text:style-name="T1"> +intuitif / ergonomique que le premier site </text:span><text:a xlink:type="simple" xlink:href="http://les-passeursdepianos.com/" text:style-name="Internet_20_link" text:visited-style-name="Visited_20_Internet_20_Link"><text:span text:style-name="T1">http://les-passeursdepianos.com/</text:span></text:a><text:span text:style-name="T1"> tout en restant </text:span><text:span text:style-name="T8">dans le même style </text:span><text:span text:style-name="T1">épuré. </text:span><text:span text:style-name="T9">Pour les visiteurs il sera composé de 5 pages :<text:line-break/>Accueil<text:line-break/><text:tab/>&gt;L’association <text:s text:c="3"/>&gt;Projets en cours et à venir <text:s text:c="2"/>&gt; Nos histoires <text:s text:c="2"/>&gt;Médias</text:span></text:p>
      <text:p text:style-name="P3"/>
      <text:p text:style-name="P11">A cela se rajoutera une 6eme pages exculsive aux membres de l’asso, identifié via une connexion utilisateurs.</text:p>
      <text:p text:style-name="P3"/>
      <text:p text:style-name="P6"><text:span text:style-name="T3"/></text:p>
      <text:p text:style-name="P6"><text:span text:style-name="T3"><text:line-break/></text:span><text:span text:style-name="T4">A cela seront rajoutés des fonctionnalités :</text:span></text:p>
      <text:p text:style-name="P3"/>
      <text:p text:style-name="P3">-<text:span text:style-name="T7">connexion d’utilisateurs enregistrés pouvant avoir des droits différents afin d’accéder à certaines fonctions</text:span></text:p>
      <text:p text:style-name="P3">-<text:span text:style-name="T7">possibilité de modifier certains contenus </text:span><text:span text:style-name="T9">et d’en stocker</text:span></text:p>
      <text:p text:style-name="P3">-<text:span text:style-name="T7">gestion des comptes / utilisateurs enregistrés</text:span></text:p>
      <text:p text:style-name="P10">-<text:span text:style-name="T7">gestion d’une </text:span><text:span text:style-name="T1">base de données des pianos distribués / prêtés par l’asso</text:span></text:p>
      <text:p text:style-name="P8"><text:span text:style-name="T3">-</text:span><text:span text:style-name="T5">différents niveaux de droits utilisateurs qui donnent accçès à plus ou moins de fonctionnalités.<text:line-break/></text:span><text:span text:style-name="T6">(administrateur, membre du bureau, membre). Une petite contrainte est donné quand au fait qu’un visiteur ne doit pas pouvoir s’enregistrer.</text:span></text:p>
      <text:p text:style-name="P12"><text:soft-page-break/><text:span text:style-name="T2"/></text:p>
      <text:p text:style-name="P12"><text:span text:style-name="T2">Des données seront aussi stockées et utilisées :<text:line-break/></text:span></text:p>
      <text:p text:style-name="P12"><text:span text:style-name="T2">-Données des comptes utilisateurs</text:span></text:p>
      <text:p text:style-name="P12"><text:span text:style-name="T2">-Liste des pianos prêté/donnés (côte, marque, n° de série, présence ivoire, contact du lieu où il est prété/donné)</text:span></text:p>
      <text:p text:style-name="P5">-<text:span text:style-name="T10">contenu du site à utiliser (témoignage, article, message de soutient, etc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09:16:03.329000000</meta:creation-date>
    <dc:date>2020-11-30T11:45:47.361000000</dc:date>
    <meta:editing-duration>PT29M32S</meta:editing-duration>
    <meta:editing-cycles>5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18" meta:word-count="309" meta:character-count="2021" meta:non-whitespace-character-count="1716"/>
  </office:meta>
</office:document-meta>
</file>